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con and Buttons Description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7378192167551469724" text:style-name="L1">
        <text:list-item>
          <text:p text:style-name="P2"><text:span text:style-name="T1">google-play.svg <text:s text:c="13"/>→ A play button</text:span></text:p>
        </text:list-item>
        <text:list-item>
          <text:p text:style-name="P2"><text:span text:style-name="T1">icon.png <text:tab/><text:tab/> <text:s text:c="8"/>→ A keyboard picture letting user to switch between AI and usermode</text:span></text:p>
        </text:list-item>
        <text:list-item>
          <text:p text:style-name="P2"><text:span text:style-name="T1">list.png <text:tab/><text:tab/> <text:s text:c="8"/>→ Menu icon </text:span></text:p>
        </text:list-item>
        <text:list-item>
          <text:p text:style-name="P2"><text:span text:style-name="T1">menu.png <text:tab/><text:tab/> <text:s text:c="8"/>→ An alternate to menu icon </text:span></text:p>
        </text:list-item>
        <text:list-item>
          <text:p text:style-name="P2"><text:span text:style-name="T1">pause-button copy.png <text:s text:c="2"/>→ A pause button </text:span></text:p>
        </text:list-item>
        <text:list-item>
          <text:p text:style-name="P2"><text:span text:style-name="T1">pause-button.png <text:s text:c="11"/>→ Another alternative to pause button</text:span></text:p>
        </text:list-item>
        <text:list-item>
          <text:p text:style-name="P2"><text:span text:style-name="T1">play-button.png <text:tab/> <text:s text:c="8"/>→ <text:s/>A play button </text:span></text:p>
        </text:list-item>
        <text:list-item>
          <text:p text:style-name="P2"><text:span text:style-name="T1">robot copy.png <text:tab/> <text:s text:c="8"/>→ <text:s/>AI head which will switch to AI mode </text:span></text:p>
        </text:list-item>
        <text:list-item>
          <text:p text:style-name="P2"><text:span text:style-name="T1">robot.png <text:s text:c="23"/>→ Another alternative to AI head</text:span></text:p>
        </text:list-item>
        <text:list-item>
          <text:p text:style-name="P2"><text:span text:style-name="T1">save.png <text:s text:c="24"/>→ A save button for saving maps</text:span></text:p>
        </text:list-item>
        <text:list-item>
          <text:p text:style-name="P2"><text:span text:style-name="T1">settings.png <text:tab/> <text:s text:c="7"/><text:tab/> <text:s text:c="8"/>→ Settings button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y Ta</meta:initial-creator>
    <meta:creation-date>2018-11-22T09:03:50</meta:creation-date>
    <dc:date>2018-11-22T09:34:16</dc:date>
    <dc:creator>Roy Ta</dc:creator>
    <meta:editing-duration>PT12M58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12" meta:word-count="92" meta:character-count="658"/>
  </office:meta>
</office:document-meta>
</file>